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9/content.xml"/>
  <manifest:file-entry manifest:media-type="" manifest:full-path="Object 9/Pictures/20000015000003A90000024D491DCC1F.svm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" manifest:full-path="Object 10/Pictures/20000015000003A90000024D491DCC1F.svm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2">
      <style:table-cell-properties fo:border-bottom="0.002cm solid #000000" fo:border-left="0.035cm solid #000000" fo:border-right="0.035cm solid #000000" fo:border-top="0.002cm solid #000000"/>
    </style:style>
    <style:style style:name="ce4" style:family="table-cell" style:parent-style-name="Default" style:data-style-name="N108">
      <style:table-cell-properties fo:border-bottom="0.002cm solid #000000" fo:border-left="0.035cm solid #000000" fo:border-right="0.035cm solid #000000" fo:border-top="0.002cm solid #000000"/>
    </style:style>
    <style:style style:name="ce5" style:family="table-cell" style:parent-style-name="Default" style:data-style-name="N108">
      <style:table-cell-properties fo:border-bottom="0.035cm solid #000000" fo:border-left="0.035cm solid #000000" fo:border-right="0.035cm solid #000000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3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  <style:text-properties fo:language="en" fo:country="US" style:font-name-asian="Lucida Sans Unicode" style:language-asian="en" style:country-asian="US" style:font-name-complex="Tahoma" style:language-complex="en" style:country-complex="US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5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7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8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4"/>
    <style:style style:name="ce23" style:family="table-cell" style:parent-style-name="Default" style:data-style-name="N115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24" style:family="table-cell" style:parent-style-name="Default" style:data-style-name="N1"/>
    <style:style style:name="ce25" style:family="table-cell" style:parent-style-name="Default" style:data-style-name="N115"/>
    <style:style style:name="ce2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7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28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29" style:family="table-cell" style:parent-style-name="Default" style:data-style-name="N109">
      <style:table-cell-properties fo:border="0.002cm solid #000000"/>
    </style:style>
    <style:style style:name="ce30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gr1" style:family="graphic">
      <style:graphic-properties draw:stroke="solid" svg:stroke-width="0.05cm" svg:stroke-color="#000000" draw:marker-start-width="0.355cm" draw:marker-end-width="0.355cm" draw:fill="none" draw:textarea-horizontal-align="center" draw:textarea-vertical-align="middle" fo:padding-top="0.025cm" fo:padding-bottom="0.025cm" fo:padding-left="0.025cm" fo:padding-right="0.025c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6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60%" fo:font-size="10pt" style:font-size-asian="10pt" style:font-size-complex="10pt"/>
    </style:style>
    <style:style style:name="T3" style:family="text">
      <style:text-properties style:font-name="Arial1" fo:font-style="italic" style:font-style-asian="italic" style:font-style-complex="italic"/>
    </style:style>
    <style:style style:name="T4" style:family="text">
      <style:text-properties style:text-position="-33% 58%"/>
    </style:style>
  </office:automatic-styles>
  <office:body>
    <office:spreadsheet>
      <table:table table:name="ВАХ фотоэлемента. Постоянная Планка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>
            <text:p>λ, нм</text:p>
          </table:table-cell>
          <table:table-cell table:style-name="ce8" office:value-type="float" office:value="455">
            <text:p>455</text:p>
          </table:table-cell>
          <table:table-cell table:style-name="ce8" office:value-type="float" office:value="561">
            <text:p>561</text:p>
          </table:table-cell>
          <table:table-cell table:style-name="ce8" office:value-type="float" office:value="593">
            <text:p>593</text:p>
          </table:table-cell>
          <table:table-cell table:style-name="ce8" office:value-type="float" office:value="469">
            <office:annotation draw:style-name="gr3" draw:text-style-name="P2" svg:width="5.422cm" svg:height="1.807cm" svg:x="11.027cm" svg:y="0cm" draw:caption-point-x="-0.61cm" draw:caption-point-y="0.01cm">
              <dc:creator>Е.Г.</dc:creator>
              <dc:date>2015-03-06T00:00:00</dc:date>
              <text:p text:style-name="P2"><text:span text:style-name="T1">Для ускоряющих напряжений пришлось отодвинуть фотоэлемент, не хватило чувствительности амперметра</text:span></text:p>
            </office:annotation>
            <text:p>469</text:p>
          </table:table-cell>
          <table:table-cell table:style-name="ce8" office:value-type="float" office:value="461">
            <text:p>461</text:p>
          </table:table-cell>
          <table:table-cell table:style-name="ce8" office:value-type="float" office:value="525">
            <text:p>525</text:p>
          </table:table-cell>
          <table:table-cell table:style-name="ce14" office:value-type="float" office:value="401">
            <text:p>401</text:p>
          </table:table-cell>
          <table:table-cell>
            <draw:frame table:end-cell-address="'ВАХ фотоэлемента. Постоянная Планка'.O21" table:end-x="0.364cm" table:end-y="0.319cm" draw:z-index="4" draw:style-name="gr1" draw:text-style-name="P1" svg:width="13.187cm" svg:height="9.006cm" svg:x="0.725cm" svg:y="0.345cm">
              <draw:object draw:notify-on-update-of-ranges="'ВАХ фотоэлемента. Постоянная Планка'.B31:'ВАХ фотоэлемента. Постоянная Планка'.H31 'ВАХ фотоэлемента. Постоянная Планка'.B30:'ВАХ фотоэлемента. Постоянная Планка'.H30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2" office:value-type="string">
            <text:p>U, B</text:p>
          </table:table-cell>
          <table:table-cell table:number-columns-repeated="6" table:style-name="ce9" office:value-type="string">
            <text:p>I, мкA</text:p>
          </table:table-cell>
          <table:table-cell table:style-name="ce15" office:value-type="string">
            <text:p>I, мкA</text:p>
          </table:table-cell>
          <table:table-cell table:number-columns-repeated="4"/>
        </table:table-row>
        <table:table-row table:style-name="ro1">
          <table:table-cell table:style-name="ce3" office:value-type="float" office:value="-0.8">
            <text:p>-0,80</text:p>
          </table:table-cell>
          <table:table-cell table:style-name="ce10" office:value-type="float" office:value="-0.28">
            <text:p>-0,28</text:p>
          </table:table-cell>
          <table:table-cell table:style-name="ce10" office:value-type="float" office:value="-0.032">
            <text:p>-0,032</text:p>
          </table:table-cell>
          <table:table-cell table:style-name="ce10" office:value-type="float" office:value="-15">
            <text:p>-15</text:p>
          </table:table-cell>
          <table:table-cell table:style-name="ce10" office:value-type="float" office:value="-0.84">
            <text:p>-0,84</text:p>
          </table:table-cell>
          <table:table-cell table:style-name="ce10" office:value-type="float" office:value="-0.11">
            <text:p>-0,11</text:p>
          </table:table-cell>
          <table:table-cell table:style-name="ce10" office:value-type="float" office:value="-0.04">
            <text:p>-0,04</text:p>
          </table:table-cell>
          <table:table-cell table:style-name="ce16" office:value-type="float" office:value="-0.04">
            <text:p>-0,04</text:p>
          </table:table-cell>
          <table:table-cell table:number-columns-repeated="4"/>
        </table:table-row>
        <table:table-row table:style-name="ro1">
          <table:table-cell table:style-name="ce3" office:value-type="float" office:value="-0.75">
            <text:p>-0,75</text:p>
          </table:table-cell>
          <table:table-cell table:style-name="ce10" office:value-type="float" office:value="-0.24">
            <text:p>-0,24</text:p>
          </table:table-cell>
          <table:table-cell table:style-name="ce10" office:value-type="float" office:value="-0.03">
            <text:p>-0,03</text:p>
          </table:table-cell>
          <table:table-cell table:style-name="ce10" office:value-type="float" office:value="-15">
            <text:p>-15</text:p>
          </table:table-cell>
          <table:table-cell table:style-name="ce10" office:value-type="float" office:value="-0.82">
            <text:p>-0,82</text:p>
          </table:table-cell>
          <table:table-cell table:style-name="ce10" office:value-type="float" office:value="-0.08">
            <text:p>-0,08</text:p>
          </table:table-cell>
          <table:table-cell table:style-name="ce10" office:value-type="float" office:value="-0.035">
            <text:p>-0,035</text:p>
          </table:table-cell>
          <table:table-cell table:style-name="ce16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-0.7">
            <text:p>-0,70</text:p>
          </table:table-cell>
          <table:table-cell table:style-name="ce10" office:value-type="float" office:value="-0.2">
            <text:p>-0,2</text:p>
          </table:table-cell>
          <table:table-cell table:style-name="ce10" office:value-type="float" office:value="-0.03">
            <text:p>-0,03</text:p>
          </table:table-cell>
          <table:table-cell table:style-name="ce10" office:value-type="float" office:value="-14">
            <text:p>-14</text:p>
          </table:table-cell>
          <table:table-cell table:style-name="ce10" office:value-type="float" office:value="-0.7">
            <text:p>-0,7</text:p>
          </table:table-cell>
          <table:table-cell table:style-name="ce10" office:value-type="float" office:value="-0.06">
            <text:p>-0,06</text:p>
          </table:table-cell>
          <table:table-cell table:style-name="ce10" office:value-type="float" office:value="-0.03">
            <text:p>-0,03</text:p>
          </table:table-cell>
          <table:table-cell table:style-name="ce16" office:value-type="float" office:value="0.04">
            <text:p>0,04</text:p>
          </table:table-cell>
          <table:table-cell table:number-columns-repeated="4"/>
        </table:table-row>
        <table:table-row table:style-name="ro1">
          <table:table-cell table:style-name="ce3" office:value-type="float" office:value="-0.65">
            <text:p>-0,65</text:p>
          </table:table-cell>
          <table:table-cell table:style-name="ce10" office:value-type="float" office:value="-0.16">
            <text:p>-0,16</text:p>
          </table:table-cell>
          <table:table-cell table:style-name="ce10" office:value-type="float" office:value="-0.028">
            <text:p>-0,028</text:p>
          </table:table-cell>
          <table:table-cell table:style-name="ce10" office:value-type="float" office:value="-13.5">
            <text:p>-13,5</text:p>
          </table:table-cell>
          <table:table-cell table:style-name="ce10" office:value-type="float" office:value="-0.6">
            <text:p>-0,6</text:p>
          </table:table-cell>
          <table:table-cell table:style-name="ce10" office:value-type="float" office:value="-0.05">
            <text:p>-0,05</text:p>
          </table:table-cell>
          <table:table-cell table:style-name="ce10" office:value-type="float" office:value="-0.03">
            <text:p>-0,03</text:p>
          </table:table-cell>
          <table:table-cell table:style-name="ce16" office:value-type="float" office:value="0.12">
            <text:p>0,12</text:p>
          </table:table-cell>
          <table:table-cell table:number-columns-repeated="4"/>
        </table:table-row>
        <table:table-row table:style-name="ro1">
          <table:table-cell table:style-name="ce3" office:value-type="float" office:value="-0.6">
            <text:p>-0,60</text:p>
          </table:table-cell>
          <table:table-cell table:style-name="ce10" office:value-type="float" office:value="-0.1">
            <text:p>-0,1</text:p>
          </table:table-cell>
          <table:table-cell table:style-name="ce10" office:value-type="float" office:value="-0.027">
            <text:p>-0,027</text:p>
          </table:table-cell>
          <table:table-cell table:style-name="ce10" office:value-type="float" office:value="-13">
            <text:p>-13</text:p>
          </table:table-cell>
          <table:table-cell table:style-name="ce10" office:value-type="float" office:value="-0.46">
            <text:p>-0,46</text:p>
          </table:table-cell>
          <table:table-cell table:style-name="ce10" office:value-type="float" office:value="-0.03">
            <text:p>-0,03</text:p>
          </table:table-cell>
          <table:table-cell table:style-name="ce10" office:value-type="float" office:value="-0.025">
            <text:p>-0,025</text:p>
          </table:table-cell>
          <table:table-cell table:style-name="ce16" office:value-type="float" office:value="0.18">
            <text:p>0,18</text:p>
          </table:table-cell>
          <table:table-cell table:number-columns-repeated="4"/>
        </table:table-row>
        <table:table-row table:style-name="ro1">
          <table:table-cell table:style-name="ce3" office:value-type="float" office:value="-0.55">
            <text:p>-0,55</text:p>
          </table:table-cell>
          <table:table-cell table:style-name="ce10" office:value-type="float" office:value="-0.04">
            <text:p>-0,04</text:p>
          </table:table-cell>
          <table:table-cell table:style-name="ce10" office:value-type="float" office:value="-0.025">
            <text:p>-0,025</text:p>
          </table:table-cell>
          <table:table-cell table:style-name="ce10" office:value-type="float" office:value="-12">
            <text:p>-12</text:p>
          </table:table-cell>
          <table:table-cell table:style-name="ce10" office:value-type="float" office:value="-0.36">
            <text:p>-0,36</text:p>
          </table:table-cell>
          <table:table-cell table:style-name="ce10" office:value-type="float" office:value="-0.01">
            <text:p>-0,01</text:p>
          </table:table-cell>
          <table:table-cell table:style-name="ce10" office:value-type="float" office:value="-0.02">
            <text:p>-0,02</text:p>
          </table:table-cell>
          <table:table-cell table:style-name="ce16" office:value-type="float" office:value="0.22">
            <text:p>0,22</text:p>
          </table:table-cell>
          <table:table-cell table:number-columns-repeated="4"/>
        </table:table-row>
        <table:table-row table:style-name="ro1">
          <table:table-cell table:style-name="ce3" office:value-type="float" office:value="-0.5">
            <text:p>-0,5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0.022">
            <text:p>-0,022</text:p>
          </table:table-cell>
          <table:table-cell table:style-name="ce10" office:value-type="float" office:value="-12">
            <text:p>-12</text:p>
          </table:table-cell>
          <table:table-cell table:style-name="ce10" office:value-type="float" office:value="-0.24">
            <text:p>-0,24</text:p>
          </table:table-cell>
          <table:table-cell table:style-name="ce10" office:value-type="float" office:value="0.01">
            <text:p>0,01</text:p>
          </table:table-cell>
          <table:table-cell table:style-name="ce10" office:value-type="float" office:value="-0.015">
            <text:p>-0,015</text:p>
          </table:table-cell>
          <table:table-cell table:style-name="ce16" office:value-type="float" office:value="0.34">
            <text:p>0,34</text:p>
          </table:table-cell>
          <table:table-cell table:number-columns-repeated="4"/>
        </table:table-row>
        <table:table-row table:style-name="ro1">
          <table:table-cell table:style-name="ce3" office:value-type="float" office:value="-0.45">
            <text:p>-0,45</text:p>
          </table:table-cell>
          <table:table-cell table:style-name="ce10" office:value-type="float" office:value="0.1">
            <text:p>0,1</text:p>
          </table:table-cell>
          <table:table-cell table:style-name="ce10" office:value-type="float" office:value="-0.021">
            <text:p>-0,021</text:p>
          </table:table-cell>
          <table:table-cell table:style-name="ce10" office:value-type="float" office:value="-11">
            <text:p>-11</text:p>
          </table:table-cell>
          <table:table-cell table:style-name="ce10" office:value-type="float" office:value="-0.04">
            <text:p>-0,04</text:p>
          </table:table-cell>
          <table:table-cell table:style-name="ce10" office:value-type="float" office:value="0.02">
            <text:p>0,02</text:p>
          </table:table-cell>
          <table:table-cell table:style-name="ce10" office:value-type="float" office:value="-0.01">
            <text:p>-0,01</text:p>
          </table:table-cell>
          <table:table-cell table:style-name="ce16" office:value-type="float" office:value="0.36">
            <text:p>0,36</text:p>
          </table:table-cell>
          <table:table-cell table:number-columns-repeated="4"/>
        </table:table-row>
        <table:table-row table:style-name="ro1">
          <table:table-cell table:style-name="ce3" office:value-type="float" office:value="-0.4">
            <text:p>-0,40</text:p>
          </table:table-cell>
          <table:table-cell table:style-name="ce10" office:value-type="float" office:value="0.22">
            <text:p>0,22</text:p>
          </table:table-cell>
          <table:table-cell table:style-name="ce10" office:value-type="float" office:value="-0.016">
            <text:p>-0,016</text:p>
          </table:table-cell>
          <table:table-cell table:style-name="ce10" office:value-type="float" office:value="-10">
            <text:p>-10</text:p>
          </table:table-cell>
          <table:table-cell table:style-name="ce10" office:value-type="float" office:value="0.16">
            <text:p>0,16</text:p>
          </table:table-cell>
          <table:table-cell table:style-name="ce10" office:value-type="float" office:value="0.07">
            <text:p>0,07</text:p>
          </table:table-cell>
          <table:table-cell table:style-name="ce10" office:value-type="float" office:value="0">
            <text:p>0</text:p>
          </table:table-cell>
          <table:table-cell table:style-name="ce16" office:value-type="float" office:value="0.46">
            <text:p>0,46</text:p>
          </table:table-cell>
          <table:table-cell table:number-columns-repeated="4"/>
        </table:table-row>
        <table:table-row table:style-name="ro1">
          <table:table-cell table:style-name="ce3" office:value-type="float" office:value="-0.35">
            <text:p>-0,35</text:p>
          </table:table-cell>
          <table:table-cell table:style-name="ce10" office:value-type="float" office:value="0.32">
            <text:p>0,32</text:p>
          </table:table-cell>
          <table:table-cell table:style-name="ce10" office:value-type="float" office:value="-0.01">
            <text:p>-0,01</text:p>
          </table:table-cell>
          <table:table-cell table:style-name="ce10" office:value-type="float" office:value="-8">
            <text:p>-8</text:p>
          </table:table-cell>
          <table:table-cell table:style-name="ce10" office:value-type="float" office:value="0.36">
            <text:p>0,36</text:p>
          </table:table-cell>
          <table:table-cell table:style-name="ce10" office:value-type="float" office:value="0.09">
            <text:p>0,09</text:p>
          </table:table-cell>
          <table:table-cell table:style-name="ce10" office:value-type="float" office:value="0.01">
            <text:p>0,01</text:p>
          </table:table-cell>
          <table:table-cell table:style-name="ce16" office:value-type="float" office:value="0.54">
            <text:p>0,54</text:p>
          </table:table-cell>
          <table:table-cell table:number-columns-repeated="4"/>
        </table:table-row>
        <table:table-row table:style-name="ro1">
          <table:table-cell table:style-name="ce3" office:value-type="float" office:value="-0.3">
            <text:p>-0,30</text:p>
          </table:table-cell>
          <table:table-cell table:style-name="ce10" office:value-type="float" office:value="0.4">
            <text:p>0,4</text:p>
          </table:table-cell>
          <table:table-cell table:style-name="ce10" office:value-type="float" office:value="-0.003">
            <text:p>-0,003</text:p>
          </table:table-cell>
          <table:table-cell table:style-name="ce10" office:value-type="float" office:value="-5">
            <text:p>-5</text:p>
          </table:table-cell>
          <table:table-cell table:style-name="ce10" office:value-type="float" office:value="0.52">
            <text:p>0,52</text:p>
          </table:table-cell>
          <table:table-cell table:style-name="ce10" office:value-type="float" office:value="0.11">
            <text:p>0,11</text:p>
          </table:table-cell>
          <table:table-cell table:style-name="ce10" office:value-type="float" office:value="0.02">
            <text:p>0,02</text:p>
          </table:table-cell>
          <table:table-cell table:style-name="ce16" office:value-type="float" office:value="0.64">
            <text:p>0,64</text:p>
          </table:table-cell>
          <table:table-cell table:number-columns-repeated="4"/>
        </table:table-row>
        <table:table-row table:style-name="ro1">
          <table:table-cell table:style-name="ce3" office:value-type="float" office:value="-0.25">
            <text:p>-0,25</text:p>
          </table:table-cell>
          <table:table-cell table:style-name="ce10" office:value-type="float" office:value="0.48">
            <text:p>0,48</text:p>
          </table:table-cell>
          <table:table-cell table:style-name="ce10" office:value-type="float" office:value="0.004">
            <text:p>0,004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0.76">
            <text:p>0,76</text:p>
          </table:table-cell>
          <table:table-cell table:style-name="ce10" office:value-type="float" office:value="0.14">
            <text:p>0,14</text:p>
          </table:table-cell>
          <table:table-cell table:style-name="ce10" office:value-type="float" office:value="0.03">
            <text:p>0,03</text:p>
          </table:table-cell>
          <table:table-cell table:style-name="ce16" office:value-type="float" office:value="0.76">
            <text:p>0,76</text:p>
          </table:table-cell>
          <table:table-cell table:number-columns-repeated="4"/>
        </table:table-row>
        <table:table-row table:style-name="ro1">
          <table:table-cell table:style-name="ce3" office:value-type="float" office:value="-0.2">
            <text:p>-0,20</text:p>
          </table:table-cell>
          <table:table-cell table:style-name="ce10" office:value-type="float" office:value="0.62">
            <text:p>0,62</text:p>
          </table:table-cell>
          <table:table-cell table:style-name="ce10" office:value-type="float" office:value="0.02">
            <text:p>0,0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04">
            <text:p>1,04</text:p>
          </table:table-cell>
          <table:table-cell table:style-name="ce10" office:value-type="float" office:value="0.19">
            <text:p>0,19</text:p>
          </table:table-cell>
          <table:table-cell table:style-name="ce10" office:value-type="float" office:value="0.05">
            <text:p>0,05</text:p>
          </table:table-cell>
          <table:table-cell table:style-name="ce16" office:value-type="float" office:value="0.78">
            <text:p>0,78</text:p>
          </table:table-cell>
          <table:table-cell table:number-columns-repeated="4"/>
        </table:table-row>
        <table:table-row table:style-name="ro1">
          <table:table-cell table:style-name="ce3" office:value-type="float" office:value="-0.15">
            <text:p>-0,15</text:p>
          </table:table-cell>
          <table:table-cell table:style-name="ce10" office:value-type="float" office:value="0.74">
            <text:p>0,74</text:p>
          </table:table-cell>
          <table:table-cell table:style-name="ce10" office:value-type="float" office:value="0.036">
            <text:p>0,036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.32">
            <text:p>1,32</text:p>
          </table:table-cell>
          <table:table-cell table:style-name="ce10" office:value-type="float" office:value="0.23">
            <text:p>0,23</text:p>
          </table:table-cell>
          <table:table-cell table:style-name="ce10" office:value-type="float" office:value="0.08">
            <text:p>0,08</text:p>
          </table:table-cell>
          <table:table-cell table:style-name="ce16" office:value-type="float" office:value="0.88">
            <text:p>0,88</text:p>
          </table:table-cell>
          <table:table-cell table:number-columns-repeated="4"/>
        </table:table-row>
        <table:table-row table:style-name="ro1">
          <table:table-cell table:style-name="ce3" office:value-type="float" office:value="-0.1">
            <text:p>-0,10</text:p>
          </table:table-cell>
          <table:table-cell table:style-name="ce10" office:value-type="float" office:value="0.86">
            <text:p>0,86</text:p>
          </table:table-cell>
          <table:table-cell table:style-name="ce10" office:value-type="float" office:value="0.052">
            <text:p>0,05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.6">
            <text:p>1,6</text:p>
          </table:table-cell>
          <table:table-cell table:style-name="ce10" office:value-type="float" office:value="0.26">
            <text:p>0,26</text:p>
          </table:table-cell>
          <table:table-cell table:style-name="ce10" office:value-type="float" office:value="0.1">
            <text:p>0,1</text:p>
          </table:table-cell>
          <table:table-cell table:style-name="ce16" office:value-type="float" office:value="0.98">
            <text:p>0,98</text:p>
          </table:table-cell>
          <table:table-cell table:number-columns-repeated="4"/>
        </table:table-row>
        <table:table-row table:style-name="ro1">
          <table:table-cell table:style-name="ce3" office:value-type="float" office:value="-0.05">
            <text:p>-0,0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07">
            <text:p>0,07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.88">
            <text:p>1,88</text:p>
          </table:table-cell>
          <table:table-cell table:style-name="ce10" office:value-type="float" office:value="0.3">
            <text:p>0,3</text:p>
          </table:table-cell>
          <table:table-cell table:style-name="ce10" office:value-type="float" office:value="0.12">
            <text:p>0,12</text:p>
          </table:table-cell>
          <table:table-cell table:style-name="ce16" office:value-type="float" office:value="1.1">
            <text:p>1,1</text:p>
          </table:table-cell>
          <table:table-cell table:number-columns-repeated="4"/>
        </table:table-row>
        <table:table-row table:style-name="ro1">
          <table:table-cell table:style-name="ce3" office:value-type="float" office:value="0">
            <text:p>0,00</text:p>
          </table:table-cell>
          <table:table-cell table:style-name="ce10" office:value-type="float" office:value="1.12">
            <text:p>1,12</text:p>
          </table:table-cell>
          <table:table-cell table:style-name="ce10" office:value-type="float" office:value="0.086">
            <text:p>0,086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.08">
            <text:p>2,08</text:p>
          </table:table-cell>
          <table:table-cell table:style-name="ce10" office:value-type="float" office:value="0.34">
            <text:p>0,34</text:p>
          </table:table-cell>
          <table:table-cell table:style-name="ce10" office:value-type="float" office:value="0.13">
            <text:p>0,13</text:p>
          </table:table-cell>
          <table:table-cell table:style-name="ce16" office:value-type="float" office:value="1.14">
            <text:p>1,14</text:p>
          </table:table-cell>
          <table:table-cell table:number-columns-repeated="4"/>
        </table:table-row>
        <table:table-row table:style-name="ro1">
          <table:table-cell table:style-name="ce4" office:value-type="float" office:value="0.3">
            <text:p>0,3</text:p>
          </table:table-cell>
          <table:table-cell table:style-name="ce10" office:value-type="float" office:value="1.8">
            <text:p>1,8</text:p>
          </table:table-cell>
          <table:table-cell table:style-name="ce10" office:value-type="float" office:value="0.18">
            <text:p>0,18</text:p>
          </table:table-cell>
          <table:table-cell table:style-name="ce10"/>
          <table:table-cell table:style-name="ce10" office:value-type="float" office:value="2.2">
            <text:p>2,2</text:p>
          </table:table-cell>
          <table:table-cell table:style-name="ce10" table:number-columns-repeated="2"/>
          <table:table-cell table:style-name="ce16"/>
          <table:table-cell table:number-columns-repeated="4"/>
        </table:table-row>
        <table:table-row table:style-name="ro1">
          <table:table-cell table:style-name="ce4" office:value-type="float" office:value="0.6">
            <text:p>0,6</text:p>
          </table:table-cell>
          <table:table-cell table:style-name="ce10" office:value-type="float" office:value="2.4">
            <text:p>2,4</text:p>
          </table:table-cell>
          <table:table-cell table:style-name="ce10" office:value-type="float" office:value="0.26">
            <text:p>0,26</text:p>
          </table:table-cell>
          <table:table-cell table:style-name="ce10"/>
          <table:table-cell table:style-name="ce10" office:value-type="float" office:value="2.9">
            <text:p>2,9</text:p>
          </table:table-cell>
          <table:table-cell table:style-name="ce10" table:number-columns-repeated="2"/>
          <table:table-cell table:style-name="ce16"/>
          <table:table-cell table:number-columns-repeated="4"/>
        </table:table-row>
        <table:table-row table:style-name="ro1">
          <table:table-cell table:style-name="ce4" office:value-type="float" office:value="0.9">
            <text:p>0,9</text:p>
          </table:table-cell>
          <table:table-cell table:style-name="ce10" office:value-type="float" office:value="2.9">
            <text:p>2,9</text:p>
          </table:table-cell>
          <table:table-cell table:style-name="ce10" office:value-type="float" office:value="0.31">
            <text:p>0,31</text:p>
          </table:table-cell>
          <table:table-cell table:style-name="ce10"/>
          <table:table-cell table:style-name="ce10" office:value-type="float" office:value="3.6">
            <text:p>3,6</text:p>
          </table:table-cell>
          <table:table-cell table:style-name="ce10" table:number-columns-repeated="2"/>
          <table:table-cell table:style-name="ce16"/>
          <table:table-cell table:number-columns-repeated="4"/>
        </table:table-row>
        <table:table-row table:style-name="ro1">
          <table:table-cell table:style-name="ce4" office:value-type="float" office:value="1.2">
            <text:p>1,2</text:p>
          </table:table-cell>
          <table:table-cell table:style-name="ce10" office:value-type="float" office:value="3.3">
            <text:p>3,3</text:p>
          </table:table-cell>
          <table:table-cell table:style-name="ce10" office:value-type="float" office:value="0.35">
            <text:p>0,35</text:p>
          </table:table-cell>
          <table:table-cell table:style-name="ce10"/>
          <table:table-cell table:style-name="ce10" office:value-type="float" office:value="4.1">
            <text:p>4,1</text:p>
          </table:table-cell>
          <table:table-cell table:style-name="ce10" table:number-columns-repeated="2"/>
          <table:table-cell table:style-name="ce16"/>
          <table:table-cell table:number-columns-repeated="4"/>
        </table:table-row>
        <table:table-row table:style-name="ro1">
          <table:table-cell table:style-name="ce4" office:value-type="float" office:value="1.5">
            <text:p>1,5</text:p>
          </table:table-cell>
          <table:table-cell table:style-name="ce10" office:value-type="float" office:value="3.7">
            <text:p>3,7</text:p>
          </table:table-cell>
          <table:table-cell table:style-name="ce10" office:value-type="float" office:value="0.36">
            <text:p>0,36</text:p>
          </table:table-cell>
          <table:table-cell table:style-name="ce10"/>
          <table:table-cell table:style-name="ce10" office:value-type="float" office:value="4.6">
            <text:p>4,6</text:p>
          </table:table-cell>
          <table:table-cell table:style-name="ce10" table:number-columns-repeated="2"/>
          <table:table-cell table:style-name="ce16"/>
          <table:table-cell table:number-columns-repeated="2"/>
          <table:table-cell table:style-name="ce21" office:value-type="string">
            <text:p>эВ</text:p>
          </table:table-cell>
          <table:table-cell table:style-name="ce21" office:value-type="string">
            <text:p>Дж</text:p>
          </table:table-cell>
        </table:table-row>
        <table:table-row table:style-name="ro2">
          <table:table-cell table:style-name="ce4" office:value-type="float" office:value="1.8">
            <text:p>1,8</text:p>
          </table:table-cell>
          <table:table-cell table:style-name="ce10" office:value-type="float" office:value="3.9">
            <text:p>3,9</text:p>
          </table:table-cell>
          <table:table-cell table:style-name="ce10" office:value-type="float" office:value="0.39">
            <text:p>0,39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table:number-columns-repeated="2"/>
          <table:table-cell table:style-name="ce16"/>
          <table:table-cell/>
          <table:table-cell table:style-name="ce19" office:value-type="string">
            <text:p>Р<text:span text:style-name="T4">2</text:span></text:p>
          </table:table-cell>
          <table:table-cell table:style-name="ce22" table:formula="of:=INTERCEPT([.B30:.H30];[.B31:.H31])" office:value-type="float" office:value="0.867757249856045">
            <text:p>0,868</text:p>
          </table:table-cell>
          <table:table-cell table:style-name="ce25" table:formula="of:=[.K25]*1.6*10^-19" office:value-type="float" office:value="1.38841159976967E-019">
            <text:p>1,388E-19</text:p>
          </table:table-cell>
        </table:table-row>
        <table:table-row table:style-name="ro1">
          <table:table-cell table:style-name="ce4" office:value-type="float" office:value="2.1">
            <text:p>2,1</text:p>
          </table:table-cell>
          <table:table-cell table:style-name="ce10" office:value-type="float" office:value="4.15">
            <text:p>4,15</text:p>
          </table:table-cell>
          <table:table-cell table:style-name="ce10" office:value-type="float" office:value="0.395">
            <text:p>0,395</text:p>
          </table:table-cell>
          <table:table-cell table:style-name="ce10"/>
          <table:table-cell table:style-name="ce10" office:value-type="float" office:value="5.4">
            <text:p>5,4</text:p>
          </table:table-cell>
          <table:table-cell table:style-name="ce10" table:number-columns-repeated="2"/>
          <table:table-cell table:style-name="ce16"/>
          <table:table-cell table:number-columns-repeated="2"/>
          <table:table-cell table:style-name="ce21" office:value-type="string">
            <text:p>эВ c</text:p>
          </table:table-cell>
          <table:table-cell table:style-name="ce21" office:value-type="string">
            <text:p>Дж с</text:p>
          </table:table-cell>
        </table:table-row>
        <table:table-row table:style-name="ro1">
          <table:table-cell table:style-name="ce4" office:value-type="float" office:value="2.4">
            <text:p>2,4</text:p>
          </table:table-cell>
          <table:table-cell table:style-name="ce10" office:value-type="float" office:value="4.3">
            <text:p>4,3</text:p>
          </table:table-cell>
          <table:table-cell table:style-name="ce10" office:value-type="float" office:value="0.4">
            <text:p>0,4</text:p>
          </table:table-cell>
          <table:table-cell table:style-name="ce10"/>
          <table:table-cell table:style-name="ce10" office:value-type="float" office:value="5.6">
            <text:p>5,6</text:p>
          </table:table-cell>
          <table:table-cell table:style-name="ce10" table:number-columns-repeated="2"/>
          <table:table-cell table:style-name="ce16"/>
          <table:table-cell/>
          <table:table-cell table:style-name="ce20" office:value-type="string">
            <text:p>h</text:p>
          </table:table-cell>
          <table:table-cell table:style-name="ce23" table:formula="of:=-(10^-12)*SLOPE([.B30:.H30];[.B31:.H31])" office:value-type="float" office:value="2.13589292761428E-015">
            <text:p>2,136E-15</text:p>
          </table:table-cell>
          <table:table-cell table:style-name="ce25" table:formula="of:=[.K27]*1.6*10^-19" office:value-type="float" office:value="3.41742868418285E-034">
            <text:p>3,417E-34</text:p>
          </table:table-cell>
        </table:table-row>
        <table:table-row table:style-name="ro2">
          <table:table-cell table:style-name="ce4" office:value-type="float" office:value="2.7">
            <text:p>2,7</text:p>
          </table:table-cell>
          <table:table-cell table:style-name="ce10" office:value-type="float" office:value="4.5">
            <text:p>4,5</text:p>
          </table:table-cell>
          <table:table-cell table:style-name="ce10" office:value-type="float" office:value="0.4">
            <text:p>0,4</text:p>
          </table:table-cell>
          <table:table-cell table:style-name="ce10"/>
          <table:table-cell table:style-name="ce10" office:value-type="float" office:value="5.8">
            <text:p>5,8</text:p>
          </table:table-cell>
          <table:table-cell table:style-name="ce10" table:number-columns-repeated="2"/>
          <table:table-cell table:style-name="ce16"/>
          <table:table-cell/>
          <table:table-cell table:style-name="ce19" office:value-type="string">
            <text:p>λ<text:span text:style-name="T4">0</text:span>,нм</text:p>
          </table:table-cell>
          <table:table-cell table:style-name="ce24" table:formula="of:=3*10^8*10^9*[.L27]/[.L25]" office:value-type="float" office:value="738.418351895745">
            <text:p>738</text:p>
          </table:table-cell>
          <table:table-cell/>
        </table:table-row>
        <table:table-row table:style-name="ro1">
          <table:table-cell table:style-name="ce5" office:value-type="float" office:value="3">
            <text:p>3,0</text:p>
          </table:table-cell>
          <table:table-cell table:style-name="ce11" office:value-type="float" office:value="4.6">
            <text:p>4,6</text:p>
          </table:table-cell>
          <table:table-cell table:style-name="ce11" office:value-type="float" office:value="0.4">
            <text:p>0,4</text:p>
          </table:table-cell>
          <table:table-cell table:style-name="ce11"/>
          <table:table-cell table:style-name="ce11" office:value-type="float" office:value="5.8">
            <text:p>5,8</text:p>
          </table:table-cell>
          <table:table-cell table:style-name="ce11" table:number-columns-repeated="2"/>
          <table:table-cell table:style-name="ce17"/>
          <table:table-cell table:number-columns-repeated="4"/>
        </table:table-row>
        <table:table-row table:style-name="ro3">
          <table:table-cell table:style-name="ce6" office:value-type="string">
            <text:p>U<text:span text:style-name="T2">зап</text:span>, В</text:p>
          </table:table-cell>
          <table:table-cell table:style-name="ce12" table:formula="of:=[.A9]" office:value-type="float" office:value="-0.5">
            <text:p>-0,5</text:p>
          </table:table-cell>
          <table:table-cell table:style-name="ce12" table:formula="of:=AVERAGE([.A13:.A14])" office:value-type="float" office:value="-0.275">
            <text:p>-0,275</text:p>
          </table:table-cell>
          <table:table-cell table:style-name="ce12" table:formula="of:=[.A15]" office:value-type="float" office:value="-0.2">
            <text:p>-0,2</text:p>
          </table:table-cell>
          <table:table-cell table:style-name="ce12" table:formula="of:=[.A10]" office:value-type="float" office:value="-0.45">
            <text:p>-0,45</text:p>
          </table:table-cell>
          <table:table-cell table:style-name="ce12" table:formula="of:=[.A8]" office:value-type="float" office:value="-0.55">
            <text:p>-0,55</text:p>
          </table:table-cell>
          <table:table-cell table:style-name="ce12" table:formula="of:=[.A11]" office:value-type="float" office:value="-0.4">
            <text:p>-0,4</text:p>
          </table:table-cell>
          <table:table-cell table:style-name="ce18" table:formula="of:=[.A4]" office:value-type="float" office:value="-0.75">
            <text:p>-0,75</text:p>
          </table:table-cell>
          <table:table-cell table:number-columns-repeated="4"/>
        </table:table-row>
        <table:table-row table:style-name="ro4">
          <table:table-cell table:style-name="ce7" office:value-type="string">
            <text:p><text:span text:style-name="T3">ν</text:span>, ТГц</text:p>
          </table:table-cell>
          <table:table-cell table:style-name="ce13" table:formula="of:=299793/[.B1]" office:value-type="float" office:value="658.885714285714">
            <text:p>659</text:p>
          </table:table-cell>
          <table:table-cell table:style-name="ce13" table:formula="of:=299793/[.C1]" office:value-type="float" office:value="534.390374331551">
            <text:p>534</text:p>
          </table:table-cell>
          <table:table-cell table:style-name="ce13" table:formula="of:=299793/[.D1]" office:value-type="float" office:value="505.553119730186">
            <text:p>506</text:p>
          </table:table-cell>
          <table:table-cell table:style-name="ce13" table:formula="of:=299793/[.E1]" office:value-type="float" office:value="639.217484008529">
            <text:p>639</text:p>
          </table:table-cell>
          <table:table-cell table:style-name="ce13" table:formula="of:=299793/[.F1]" office:value-type="float" office:value="650.310195227766">
            <text:p>650</text:p>
          </table:table-cell>
          <table:table-cell table:style-name="ce13" table:formula="of:=299793/[.G1]" office:value-type="float" office:value="571.034285714286">
            <text:p>571</text:p>
          </table:table-cell>
          <table:table-cell table:style-name="ce13" table:formula="of:=299793/[.H1]" office:value-type="float" office:value="747.613466334165">
            <text:p>748</text:p>
          </table:table-cell>
          <table:table-cell table:number-columns-repeated="4"/>
        </table:table-row>
        <table:table-row table:style-name="ro4" table:number-rows-repeated="4">
          <table:table-cell table:number-columns-repeated="12"/>
        </table:table-row>
        <table:table-row table:style-name="ro4">
          <table:table-cell>
            <draw:frame table:end-cell-address="'ВАХ фотоэлемента. Постоянная Планка'.E56" table:end-x="2.166cm" table:end-y="0.09cm" draw:z-index="0" draw:style-name="gr2" draw:text-style-name="P1" svg:width="10cm" svg:height="9cm" svg:x="0.335cm" svg:y="0.123cm">
              <draw:object draw:notify-on-update-of-ranges="'ВАХ фотоэлемента. Постоянная Планка'.A3:'ВАХ фотоэлемента. Постоянная Планка'.A29 'ВАХ фотоэлемента. Постоянная Планка'.B3:'ВАХ фотоэлемента. Постоянная Планка'.B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'ВАХ фотоэлемента. Постоянная Планка'.J56" table:end-x="1.676cm" table:end-y="0.09cm" draw:z-index="2" draw:style-name="gr2" draw:text-style-name="P1" svg:width="10cm" svg:height="9cm" svg:x="0.709cm" svg:y="0.123cm">
              <draw:object draw:notify-on-update-of-ranges="'ВАХ фотоэлемента. Постоянная Планка'.A20:'ВАХ фотоэлемента. Постоянная Планка'.A29 'ВАХ фотоэлемента. Постоянная Планка'.E20:'ВАХ фотоэлемента. Постоянная Планка'.E2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'ВАХ фотоэлемента. Постоянная Планка'.O56" table:end-x="1.147cm" table:end-y="0.071cm" draw:z-index="1" draw:style-name="gr2" draw:text-style-name="P1" svg:width="10cm" svg:height="9cm" svg:x="0.179cm" svg:y="0.104cm">
              <draw:object draw:notify-on-update-of-ranges="'ВАХ фотоэлемента. Постоянная Планка'.A3:'ВАХ фотоэлемента. Постоянная Планка'.A29 'ВАХ фотоэлемента. Постоянная Планка'.C3:'ВАХ фотоэлемента. Постоянная Планка'.C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4" table:number-rows-repeated="19">
          <table:table-cell table:number-columns-repeated="12"/>
        </table:table-row>
        <table:table-row table:style-name="ro4">
          <table:table-cell>
            <draw:frame table:end-cell-address="'ВАХ фотоэлемента. Постоянная Планка'.E70" table:end-x="0.166cm" table:end-y="0.118cm" draw:z-index="3" draw:style-name="gr2" draw:text-style-name="P1" svg:width="8cm" svg:height="6cm" svg:x="0.335cm" svg:y="0.441cm">
              <draw:object draw:notify-on-update-of-ranges="'ВАХ фотоэлемента. Постоянная Планка'.A3:'ВАХ фотоэлемента. Постоянная Планка'.A29 'ВАХ фотоэлемента. Постоянная Планка'.F3:'ВАХ фотоэлемента. Постоянная Планка'.F2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4">
          <table:table-cell table:number-columns-repeated="4"/>
          <table:table-cell>
            <draw:frame table:end-cell-address="'ВАХ фотоэлемента. Постоянная Планка'.H70" table:end-x="1.756cm" table:end-y="0.144cm" draw:z-index="5" draw:style-name="gr2" draw:text-style-name="P1" svg:width="8cm" svg:height="6cm" svg:x="0.531cm" svg:y="0.016cm">
              <draw:object draw:notify-on-update-of-ranges="'ВАХ фотоэлемента. Постоянная Планка'.A3:'ВАХ фотоэлемента. Постоянная Планка'.A29 'ВАХ фотоэлемента. Постоянная Планка'.D3:'ВАХ фотоэлемента. Постоянная Планка'.D1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'ВАХ фотоэлемента. Постоянная Планка'.L70" table:end-x="1.031cm" table:end-y="0.171cm" draw:z-index="6" draw:style-name="gr2" draw:text-style-name="P1" svg:width="8cm" svg:height="6cm" svg:x="2.063cm" svg:y="0.043cm">
              <draw:object draw:notify-on-update-of-ranges="'ВАХ фотоэлемента. Постоянная Планка'.A3:'ВАХ фотоэлемента. Постоянная Планка'.A29 'ВАХ фотоэлемента. Постоянная Планка'.G3:'ВАХ фотоэлемента. Постоянная Планка'.G1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'ВАХ фотоэлемента. Постоянная Планка'.L70" table:end-x="1.031cm" table:end-y="0.197cm" draw:z-index="8" draw:style-name="gr2" draw:text-style-name="P1" svg:width="8cm" svg:height="6cm" svg:x="2.063cm" svg:y="0.069cm">
              <draw:object draw:notify-on-update-of-ranges="'ВАХ фотоэлемента. Постоянная Планка'.A3:'ВАХ фотоэлемента. Постоянная Планка'.A29 'ВАХ фотоэлемента. Постоянная Планка'.G3:'ВАХ фотоэлемента. Постоянная Планка'.G1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3"/>
          <table:table-cell>
            <draw:frame table:end-cell-address="'ВАХ фотоэлемента. Постоянная Планка'.P70" table:end-x="0.306cm" table:end-y="0.171cm" draw:z-index="7" draw:style-name="gr2" draw:text-style-name="P1" svg:width="8cm" svg:height="6cm" svg:x="1.339cm" svg:y="0.043cm">
              <draw:object draw:notify-on-update-of-ranges="'ВАХ фотоэлемента. Постоянная Планка'.A3:'ВАХ фотоэлемента. Постоянная Планка'.A29 'ВАХ фотоэлемента. Постоянная Планка'.H3:'ВАХ фотоэлемента. Постоянная Планка'.H1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  <draw:frame table:end-cell-address="'ВАХ фотоэлемента. Постоянная Планка'.P70" table:end-x="0.306cm" table:end-y="0.197cm" draw:z-index="9" draw:style-name="gr2" draw:text-style-name="P1" svg:width="8cm" svg:height="6cm" svg:x="1.339cm" svg:y="0.069cm">
              <draw:object draw:notify-on-update-of-ranges="'ВАХ фотоэлемента. Постоянная Планка'.A3:'ВАХ фотоэлемента. Постоянная Планка'.A29 'ВАХ фотоэлемента. Постоянная Планка'.H3:'ВАХ фотоэлемента. Постоянная Планка'.H1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4" table:number-rows-repeated="12">
          <table:table-cell table:number-columns-repeated="12"/>
        </table:table-row>
        <table:table-row table:style-name="ro4">
          <table:table-cell>
            <draw:frame table:end-cell-address="'ВАХ фотоэлемента. Постоянная Планка'.E84" table:end-x="0.168cm" table:end-y="0.066cm" draw:z-index="10" draw:style-name="gr2" draw:text-style-name="P1" svg:width="8cm" svg:height="6cm" svg:x="0.337cm" svg:y="0.388cm">
              <draw:object draw:notify-on-update-of-ranges="'ВАХ фотоэлемента. Постоянная Планка'.A3:'ВАХ фотоэлемента. Постоянная Планка'.A29 'ВАХ фотоэлемента. Постоянная Планка'.E3:'ВАХ фотоэлемента. Постоянная Планка'.E1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1"/>
        </table:table-row>
      </table:table>
      <table:table table:name="Проверка закона Столетова" table:style-name="ta1" table:print="false">
        <table:table-column table:style-name="co3" table:default-cell-style-name="ce27"/>
        <table:table-column table:style-name="co3" table:default-cell-style-name="ce29"/>
        <table:table-column table:style-name="co3" table:default-cell-style-name="ce10"/>
        <table:table-column table:style-name="co3" table:default-cell-style-name="ce27"/>
        <table:table-column table:style-name="co3" table:default-cell-style-name="ce29"/>
        <table:table-column table:style-name="co3" table:default-cell-style-name="ce16"/>
        <table:table-column table:style-name="co3" table:default-cell-style-name="ce10"/>
        <table:table-column table:style-name="co3" table:default-cell-style-name="ce29"/>
        <table:table-column table:style-name="co3" table:default-cell-style-name="ce16"/>
        <table:table-column table:style-name="co2" table:number-columns-repeated="2" table:default-cell-style-name="Default"/>
        <table:table-row table:style-name="ro1">
          <table:table-cell table:style-name="ce26" office:value-type="string" table:number-columns-spanned="3" table:number-rows-spanned="1">
            <text:p>λ = 455 (нм)</text:p>
          </table:table-cell>
          <table:covered-table-cell table:number-columns-repeated="2" table:style-name="ce9"/>
          <table:table-cell table:style-name="ce2" office:value-type="string" table:number-columns-spanned="3" table:number-rows-spanned="1">
            <text:p>λ = 525 (нм)</text:p>
          </table:table-cell>
          <table:covered-table-cell table:style-name="ce9"/>
          <table:covered-table-cell table:style-name="ce15"/>
          <table:table-cell table:style-name="ce15" office:value-type="string" table:number-columns-spanned="3" table:number-rows-spanned="1">
            <text:p>λ = 561 (нм)</text:p>
          </table:table-cell>
          <table:covered-table-cell table:style-name="ce9"/>
          <table:covered-table-cell table:style-name="ce15"/>
          <table:table-cell table:number-columns-repeated="2"/>
        </table:table-row>
        <table:table-row table:style-name="ro1">
          <table:table-cell table:style-name="ce26" office:value-type="string">
            <text:p>R, см</text:p>
          </table:table-cell>
          <table:table-cell table:style-name="ce9" office:value-type="string">
            <text:p>1/R^2</text:p>
          </table:table-cell>
          <table:table-cell table:style-name="ce9" office:value-type="string">
            <text:p>I, мкА</text:p>
          </table:table-cell>
          <table:table-cell table:style-name="ce26" office:value-type="string">
            <text:p>R, см</text:p>
          </table:table-cell>
          <table:table-cell table:style-name="ce9" office:value-type="string">
            <text:p>1/R^2</text:p>
          </table:table-cell>
          <table:table-cell table:style-name="ce15" office:value-type="string">
            <text:p>I, мкА</text:p>
          </table:table-cell>
          <table:table-cell table:style-name="ce9" office:value-type="string">
            <text:p>R, см</text:p>
          </table:table-cell>
          <table:table-cell table:style-name="ce9" office:value-type="string">
            <text:p>1/R^2</text:p>
          </table:table-cell>
          <table:table-cell table:style-name="ce15" office:value-type="string">
            <text:p>I, мкА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1/[.A3]^2" office:value-type="float" office:value="0.00277008310249307">
            <text:p>0,0028</text:p>
          </table:table-cell>
          <table:table-cell office:value-type="float" office:value="6.3">
            <text:p>6,3</text:p>
          </table:table-cell>
          <table:table-cell office:value-type="float" office:value="27">
            <text:p>27</text:p>
          </table:table-cell>
          <table:table-cell table:formula="of:=1/[.D3]^2" office:value-type="float" office:value="0.00137174211248285">
            <text:p>0,001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1/[.G3]^2" office:value-type="float" office:value="0.015625">
            <text:p>0,0156</text:p>
          </table:table-cell>
          <table:table-cell office:value-type="float" office:value="0.26">
            <text:p>0,2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1/[.A4]^2" office:value-type="float" office:value="0.00226757369614512">
            <text:p>0,0023</text:p>
          </table:table-cell>
          <table:table-cell office:value-type="float" office:value="5.5">
            <text:p>5,5</text:p>
          </table:table-cell>
          <table:table-cell office:value-type="float" office:value="29">
            <text:p>29</text:p>
          </table:table-cell>
          <table:table-cell table:formula="of:=1/[.D4]^2" office:value-type="float" office:value="0.00118906064209275">
            <text:p>0,0012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formula="of:=1/[.G4]^2" office:value-type="float" office:value="0.01">
            <text:p>0,0100</text:p>
          </table:table-cell>
          <table:table-cell office:value-type="float" office:value="0.2">
            <text:p>0,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1/[.A5]^2" office:value-type="float" office:value="0.00189035916824197">
            <text:p>0,0019</text:p>
          </table:table-cell>
          <table:table-cell office:value-type="float" office:value="4.7">
            <text:p>4,7</text:p>
          </table:table-cell>
          <table:table-cell office:value-type="float" office:value="31">
            <text:p>31</text:p>
          </table:table-cell>
          <table:table-cell table:formula="of:=1/[.D5]^2" office:value-type="float" office:value="0.00104058272632674">
            <text:p>0,001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formula="of:=1/[.G5]^2" office:value-type="float" office:value="0.00694444444444444">
            <text:p>0,0069</text:p>
          </table:table-cell>
          <table:table-cell office:value-type="float" office:value="0.16">
            <text:p>0,1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1/[.A6]^2" office:value-type="float" office:value="0.0016">
            <text:p>0,0016</text:p>
          </table:table-cell>
          <table:table-cell office:value-type="float" office:value="4.1">
            <text:p>4,1</text:p>
          </table:table-cell>
          <table:table-cell office:value-type="float" office:value="33">
            <text:p>33</text:p>
          </table:table-cell>
          <table:table-cell table:formula="of:=1/[.D6]^2" office:value-type="float" office:value="0.000918273645546373">
            <text:p>0,0009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formula="of:=1/[.G6]^2" office:value-type="float" office:value="0.00510204081632653">
            <text:p>0,0051</text:p>
          </table:table-cell>
          <table:table-cell office:value-type="float" office:value="0.135">
            <text:p>0,13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1/[.A7]^2" office:value-type="float" office:value="0.00137174211248285">
            <text:p>0,0014</text:p>
          </table:table-cell>
          <table:table-cell office:value-type="float" office:value="3.5">
            <text:p>3,5</text:p>
          </table:table-cell>
          <table:table-cell office:value-type="float" office:value="35">
            <text:p>35</text:p>
          </table:table-cell>
          <table:table-cell table:formula="of:=1/[.D7]^2" office:value-type="float" office:value="0.000816326530612245">
            <text:p>0,000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1/[.G7]^2" office:value-type="float" office:value="0.00390625">
            <text:p>0,0039</text:p>
          </table:table-cell>
          <table:table-cell office:value-type="float" office:value="0.11">
            <text:p>0,1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1/[.A8]^2" office:value-type="float" office:value="0.00118906064209275">
            <text:p>0,0012</text:p>
          </table:table-cell>
          <table:table-cell office:value-type="float" office:value="3.1">
            <text:p>3,1</text:p>
          </table:table-cell>
          <table:table-cell office:value-type="float" office:value="37">
            <text:p>37</text:p>
          </table:table-cell>
          <table:table-cell table:formula="of:=1/[.D8]^2" office:value-type="float" office:value="0.000730460189919649">
            <text:p>0,0007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1/[.G8]^2" office:value-type="float" office:value="0.00308641975308642">
            <text:p>0,0031</text:p>
          </table:table-cell>
          <table:table-cell office:value-type="float" office:value="0.1">
            <text:p>0,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1/[.A9]^2" office:value-type="float" office:value="0.00104058272632674">
            <text:p>0,0010</text:p>
          </table:table-cell>
          <table:table-cell office:value-type="float" office:value="2.8">
            <text:p>2,8</text:p>
          </table:table-cell>
          <table:table-cell office:value-type="float" office:value="39">
            <text:p>39</text:p>
          </table:table-cell>
          <table:table-cell table:formula="of:=1/[.D9]^2" office:value-type="float" office:value="0.000657462195923734">
            <text:p>0,0007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1/[.G9]^2" office:value-type="float" office:value="0.0025">
            <text:p>0,0025</text:p>
          </table:table-cell>
          <table:table-cell office:value-type="float" office:value="0.09">
            <text:p>0,0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1/[.A10]^2" office:value-type="float" office:value="0.000918273645546373">
            <text:p>0,0009</text:p>
          </table:table-cell>
          <table:table-cell office:value-type="float" office:value="2.5">
            <text:p>2,5</text:p>
          </table:table-cell>
          <table:table-cell office:value-type="float" office:value="41">
            <text:p>41</text:p>
          </table:table-cell>
          <table:table-cell table:formula="of:=1/[.D10]^2" office:value-type="float" office:value="0.000594883997620464">
            <text:p>0,000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1/[.G10]^2" office:value-type="float" office:value="0.00206611570247934">
            <text:p>0,0021</text:p>
          </table:table-cell>
          <table:table-cell office:value-type="float" office:value="0.08">
            <text:p>0,0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1/[.A11]^2" office:value-type="float" office:value="0.000816326530612245">
            <text:p>0,0008</text:p>
          </table:table-cell>
          <table:table-cell office:value-type="float" office:value="2.2">
            <text:p>2,2</text:p>
          </table:table-cell>
          <table:table-cell office:value-type="float" office:value="43">
            <text:p>43</text:p>
          </table:table-cell>
          <table:table-cell table:formula="of:=1/[.D11]^2" office:value-type="float" office:value="0.000540832882639265">
            <text:p>0,000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1/[.G11]^2" office:value-type="float" office:value="0.00173611111111111">
            <text:p>0,0017</text:p>
          </table:table-cell>
          <table:table-cell office:value-type="float" office:value="0.07">
            <text:p>0,0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1/[.A12]^2" office:value-type="float" office:value="0.000730460189919649">
            <text:p>0,0007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1/[.D12]^2" office:value-type="float" office:value="0.000493827160493827">
            <text:p>0,000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1/[.G12]^2" office:value-type="float" office:value="0.0014792899408284">
            <text:p>0,0015</text:p>
          </table:table-cell>
          <table:table-cell office:value-type="float" office:value="0.06">
            <text:p>0,06</text:p>
          </table:table-cell>
          <table:table-cell table:number-columns-repeated="2"/>
        </table:table-row>
        <table:table-row table:style-name="ro1">
          <table:table-cell table:style-name="ce28" office:value-type="float" office:value="39">
            <text:p>39</text:p>
          </table:table-cell>
          <table:table-cell table:style-name="ce30" table:formula="of:=1/[.A13]^2" office:value-type="float" office:value="0.000657462195923734">
            <text:p>0,0007</text:p>
          </table:table-cell>
          <table:table-cell table:style-name="ce11" office:value-type="float" office:value="1.8">
            <text:p>1,8</text:p>
          </table:table-cell>
          <table:table-cell table:style-name="ce28" office:value-type="float" office:value="47">
            <text:p>47</text:p>
          </table:table-cell>
          <table:table-cell table:style-name="ce30" table:formula="of:=1/[.D13]^2" office:value-type="float" office:value="0.000452693526482571">
            <text:p>0,0005</text:p>
          </table:table-cell>
          <table:table-cell table:style-name="ce17" office:value-type="float" office:value="18">
            <text:p>18</text:p>
          </table:table-cell>
          <table:table-cell table:style-name="ce11" office:value-type="float" office:value="28">
            <text:p>28</text:p>
          </table:table-cell>
          <table:table-cell table:style-name="ce30" table:formula="of:=1/[.G13]^2" office:value-type="float" office:value="0.00127551020408163">
            <text:p>0,0013</text:p>
          </table:table-cell>
          <table:table-cell table:style-name="ce17" office:value-type="float" office:value="0.06">
            <text:p>0,06</text:p>
          </table:table-cell>
          <table:table-cell/>
          <table:table-cell>
            <draw:frame table:end-cell-address="'Проверка закона Столетова'.P30" table:end-x="2.131cm" table:end-y="0.324cm" draw:z-index="1" draw:style-name="gr2" draw:text-style-name="P1" svg:width="12cm" svg:height="8cm" svg:x="1.421cm" svg:y="0.002cm">
              <draw:object draw:notify-on-update-of-ranges="'Проверка закона Столетова'.E3:'Проверка закона Столетова'.E13 'Проверка закона Столетова'.F3:'Проверка закона Столетова'.F1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>
            <draw:frame table:end-cell-address="'Проверка закона Столетова'.F30" table:end-x="0.605cm" table:end-y="0.225cm" draw:z-index="2" draw:style-name="gr2" draw:text-style-name="P1" svg:width="10cm" svg:height="7cm" svg:x="0.568cm" svg:y="0cm">
              <draw:object draw:notify-on-update-of-ranges="'Проверка закона Столетова'.H3:'Проверка закона Столетова'.H13 'Проверка закона Столетова'.I3:'Проверка закона Столетова'.I13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style-name="Default" table:number-columns-repeated="4"/>
          <table:table-cell table:style-name="Default">
            <draw:frame table:end-cell-address="'Проверка закона Столетова'.K30" table:end-x="0.678cm" table:end-y="0.299cm" draw:z-index="0" draw:style-name="gr2" draw:text-style-name="P1" svg:width="10cm" svg:height="7cm" svg:x="0.908cm" svg:y="0.074cm">
              <draw:object draw:notify-on-update-of-ranges="'Проверка закона Столетова'.B3:'Проверка закона Столетова'.B13 'Проверка закона Столетова'.C3:'Проверка закона Столетова'.C1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style-name="Default" table:number-columns-repeated="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number-style style:name="N110">
      <number:scientific-number number:decimal-places="2" number:min-integer-digits="1" number:min-exponent-digits="1"/>
    </number:number-style>
    <number:number-style style:name="N111">
      <number:scientific-number number:decimal-places="0" number:min-integer-digits="1" number:min-exponent-digits="1"/>
    </number:number-style>
    <number:number-style style:name="N112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14">
      <number:number number:decimal-places="3" number:min-integer-digits="1"/>
    </number:number-style>
    <number:number-style style:name="N115">
      <number:scientific-number number:decimal-places="3" number:min-integer-digits="1" number:min-exponent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24.04.2015</text:date>, <text:time>16:29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3-05T20:12:27.72</meta:creation-date>
    <dc:date>2015-04-24T16:29:33.15</dc:date>
    <dc:creator>Егор Клёнин</dc:creator>
    <meta:editing-duration>PT7H53M33S</meta:editing-duration>
    <meta:editing-cycles>34</meta:editing-cycles>
    <meta:generator>OpenOffice/4.1.1$Win32 OpenOffice.org_project/411m6$Build-9775</meta:generator>
    <meta:document-statistic meta:table-count="2" meta:cell-count="33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9.001cm" xlink:href=".." xlink:type="simple" chart:class="chart:scatter" chart:style-name="ch1">
        <chart:title svg:x="4.178cm" svg:y="0.113cm" chart:style-name="ch2">
          <text:p>λ = 455 (нм)</text:p>
        </chart:title>
        <chart:plot-area chart:style-name="ch3" table:cell-range-address="'ВАХ фотоэлемента. Постоянная Планка'.A3:'ВАХ фотоэлемента. Постоянная Планка'.B29" svg:x="-0.029cm" svg:y="0.642cm" svg:width="9.573cm" svg:height="7.473cm">
          <chartooo:coordinate-region svg:x="0.355cm" svg:y="0.854cm" svg:width="8.857cm" svg:height="7.049cm"/>
          <chart:axis chart:dimension="x" chart:name="primary-x" chart:style-name="ch4">
            <chart:title svg:x="9.327cm" svg:y="7.275cm" chart:style-name="ch5">
              <text:p>U, B</text:p>
            </chart:title>
            <chart:grid chart:style-name="ch6" chart:class="major"/>
          </chart:axis>
          <chart:axis chart:dimension="y" chart:name="primary-y" chart:style-name="ch7">
            <chart:title svg:x="2.24cm" svg:y="0.27cm" chart:style-name="ch5">
              <text:p>I, мкА</text:p>
            </chart:title>
            <chart:grid chart:style-name="ch6" chart:class="major"/>
          </chart:axis>
          <chart:series chart:style-name="ch8" chart:values-cell-range-address="'ВАХ фотоэлемента. Постоянная Планка'.B3:'ВАХ фотоэлемента. Постоянная Планка'.B29" chart:class="chart:scatter">
            <chart:domain table:cell-range-address="'ВАХ фотоэлемента. Постоянная Планка'.A3:'ВАХ фотоэлемента. Постоянная Планка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  <draw:g>
                  <svg:desc>'ВАХ фотоэлемента. Постоянная Планка'.A3:'ВАХ фотоэлемента. Постоянная Планка'.A29</svg:desc>
                </draw:g>
              </table:table-cell>
              <table:table-cell office:value-type="float" office:value="-0.28">
                <text:p>-0.28</text:p>
                <draw:g>
                  <svg:desc>'ВАХ фотоэлемента. Постоянная Планка'.B3:'ВАХ фотоэлемента. Постоянная Планка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">
                <text:p>2.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09">
      <style:chart-properties chart:display-label="true" chart:logarithmic="false" chart:minimum="0" chart:reverse-direction="false" text:line-break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0.001cm" svg:height="7.001cm" xlink:href=".." xlink:type="simple" chart:class="chart:scatter" chart:style-name="ch1">
        <chart:plot-area chart:style-name="ch2" table:cell-range-address="'Проверка закона Столетова'.H3:'Проверка закона Столетова'.I13" svg:x="0.01cm" svg:y="0.407cm" svg:width="9.671cm" svg:height="6.482cm">
          <chartooo:coordinate-region svg:x="0.922cm" svg:y="0.62cm" svg:width="8.241cm" svg:height="5.596cm"/>
          <chart:axis chart:dimension="x" chart:name="primary-x" chart:style-name="ch3">
            <chart:title svg:x="9.09cm" svg:y="5.595cm" chart:style-name="ch4">
              <text:p>1/R^2</text:p>
            </chart:title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Проверка закона Столетова'.I3:'Проверка закона Столетова'.I13" chart:class="chart:scatter">
            <chart:domain table:cell-range-address="'Проверка закона Столетова'.H3:'Проверка закона Столетова'.H13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draw:frame draw:style-name="gr1" draw:text-style-name="P1" svg:width="0.932cm" svg:height="0.589cm" svg:x="0.917cm" svg:y="0.029cm">
          <draw:image xlink:href="Pictures/20000015000003A90000024D491DCC1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'Проверка закона Столетова'.H3:'Проверка закона Столетова'.H13</svg:desc>
                </draw:g>
              </table:table-cell>
              <table:table-cell office:value-type="float" office:value="0.26">
                <text:p>0.26</text:p>
                <draw:g>
                  <svg:desc>'Проверка закона Столетова'.I3:'Проверка закона Столетова'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08641975308642">
                <text:p>0.003086419753086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">
                <text:p>0.00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6611570247934">
                <text:p>0.002066115702479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792899408284">
                <text:p>0.00147928994082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7551020408163">
                <text:p>0.0012755102040816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series-source="rows" chart:right-angled-axes="true" chart:regression-type="linear"/>
    </style:style>
    <style:style style:name="ch3" style:family="chart" style:data-style-name="N1">
      <style:chart-properties chart:display-label="true" chart:logarithmic="false" chart:minimum="0" chart:reverse-direction="false" text:line-break="false" chart:axis-position="0" chart:axis-label-position="outside-end"/>
      <style:graphic-properties svg:stroke-width="0.05cm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0.9" chart:origin="0" chart:reverse-direction="true" text:line-break="false" chart:axis-position="0"/>
      <style:graphic-properties svg:stroke-width="0.05cm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88cm" svg:height="9.007cm" xlink:href=".." xlink:type="simple" chart:class="chart:scatter" chart:row-mapping="1 0" chart:style-name="ch1">
        <chart:plot-area chart:style-name="ch2" table:cell-range-address="'ВАХ фотоэлемента. Постоянная Планка'.B30:'ВАХ фотоэлемента. Постоянная Планка'.H31" svg:x="0.245cm" svg:y="0.666cm" svg:width="12.784cm" svg:height="6.958cm">
          <chartooo:coordinate-region svg:x="1.078cm" svg:y="0.878cm" svg:width="11.671cm" svg:height="6.073cm"/>
          <chart:axis chart:dimension="x" chart:name="primary-x" chart:style-name="ch3">
            <chart:title svg:x="12.023cm" svg:y="7.757cm" chart:style-name="ch4">
              <text:p>v, ТГц</text:p>
            </chart:title>
            <chart:grid chart:style-name="ch5" chart:class="major"/>
            <chart:grid chart:style-name="ch5" chart:class="minor"/>
          </chart:axis>
          <chart:axis chart:dimension="y" chart:name="primary-y" chart:style-name="ch6">
            <chart:title svg:x="0.72cm" svg:y="0.098cm" chart:style-name="ch4">
              <text:p>Uз, B</text:p>
            </chart:title>
            <chart:grid chart:style-name="ch5" chart:class="major"/>
          </chart:axis>
          <chart:series chart:style-name="ch7" chart:values-cell-range-address="'ВАХ фотоэлемента. Постоянная Планка'.B30:'ВАХ фотоэлемента. Постоянная Планка'.H30" chart:class="chart:scatter">
            <chart:domain table:cell-range-address="'ВАХ фотоэлемента. Постоянная Планка'.B31:'ВАХ фотоэлемента. Постоянная Планка'.H31"/>
            <chart:regression-curve chart:style-name="ch8">
              <chart:equation svg:x="4.143cm" svg:y="5.795cm"/>
            </chart:regression-curve>
            <chart:data-point chart:repeated="5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Строка 31</text:p>
                <draw:g>
                  <svg:desc/>
                </draw:g>
              </table:table-cell>
              <table:table-cell office:value-type="float" office:value="658.885714285714">
                <text:p>658.885714285714</text:p>
                <draw:g>
                  <svg:desc>'ВАХ фотоэлемента. Постоянная Планка'.B31:'ВАХ фотоэлемента. Постоянная Планка'.H31</svg:desc>
                </draw:g>
              </table:table-cell>
              <table:table-cell office:value-type="float" office:value="534.390374331551">
                <text:p>534.390374331551</text:p>
              </table:table-cell>
              <table:table-cell office:value-type="float" office:value="505.553119730186">
                <text:p>505.553119730186</text:p>
              </table:table-cell>
              <table:table-cell office:value-type="float" office:value="639.217484008529">
                <text:p>639.217484008529</text:p>
              </table:table-cell>
              <table:table-cell office:value-type="float" office:value="650.310195227766">
                <text:p>650.310195227766</text:p>
              </table:table-cell>
              <table:table-cell office:value-type="float" office:value="571.034285714286">
                <text:p>571.034285714286</text:p>
              </table:table-cell>
              <table:table-cell office:value-type="float" office:value="747.613466334165">
                <text:p>747.613466334165</text:p>
              </table:table-cell>
            </table:table-row>
            <table:table-row>
              <table:table-cell office:value-type="string">
                <text:p>Строка 30</text:p>
                <draw:g>
                  <svg:desc/>
                </draw:g>
              </table:table-cell>
              <table:table-cell office:value-type="float" office:value="-0.5">
                <text:p>-0.5</text:p>
                <draw:g>
                  <svg:desc>'ВАХ фотоэлемента. Постоянная Планка'.B30:'ВАХ фотоэлемента. Постоянная Планка'.H30</svg:desc>
                </draw:g>
              </table:table-cell>
              <table:table-cell office:value-type="float" office:value="-0.275">
                <text:p>-0.275</text:p>
              </table:table-cell>
              <table:table-cell office:value-type="float" office:value="-0.2">
                <text:p>-0.2</text:p>
              </table:table-cell>
              <table:table-cell office:value-type="float" office:value="-0.45">
                <text:p>-0.45</text:p>
              </table:table-cell>
              <table:table-cell office:value-type="float" office:value="-0.55">
                <text:p>-0.55</text:p>
              </table:table-cell>
              <table:table-cell office:value-type="float" office:value="-0.4">
                <text:p>-0.4</text:p>
              </table:table-cell>
              <table:table-cell office:value-type="float" office:value="-0.75">
                <text:p>-0.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" chart:reverse-direction="false" text:line-break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scatter" chart:style-name="ch1">
        <chart:title svg:x="0.916cm" svg:y="-0.054cm" chart:style-name="ch2">
          <text:p>λ = 525 (нм)</text:p>
        </chart:title>
        <chart:plot-area chart:style-name="ch3" table:cell-range-address="'ВАХ фотоэлемента. Постоянная Планка'.A3:'ВАХ фотоэлемента. Постоянная Планка'.A29 'ВАХ фотоэлемента. Постоянная Планка'.G3:'ВАХ фотоэлемента. Постоянная Планка'.G19" svg:x="0.582cm" svg:y="0.366cm" svg:width="7.335cm" svg:height="5.445cm">
          <chartooo:coordinate-region svg:x="0.966cm" svg:y="0.578cm" svg:width="6.082cm" svg:height="5.021cm"/>
          <chart:axis chart:dimension="x" chart:name="primary-x" chart:style-name="ch4">
            <chart:title svg:x="0.119cm" svg:y="3.763cm" chart:style-name="ch5">
              <text:p>U, B</text:p>
            </chart:title>
            <chart:grid chart:style-name="ch6" chart:class="major"/>
          </chart:axis>
          <chart:axis chart:dimension="y" chart:name="primary-y" chart:style-name="ch7">
            <chart:title svg:x="7.042cm" svg:y="-0.029cm" chart:style-name="ch5">
              <text:p>I, мкА</text:p>
            </chart:title>
            <chart:grid chart:style-name="ch6" chart:class="major"/>
          </chart:axis>
          <chart:series chart:style-name="ch8" chart:values-cell-range-address="'ВАХ фотоэлемента. Постоянная Планка'.G3:'ВАХ фотоэлемента. Постоянная Планка'.G19" chart:class="chart:scatter">
            <chart:domain table:cell-range-address="'ВАХ фотоэлемента. Постоянная Планка'.A3:'ВАХ фотоэлемента. Постоянная Планка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  <draw:g>
                  <svg:desc>'ВАХ фотоэлемента. Постоянная Планка'.A3:'ВАХ фотоэлемента. Постоянная Планка'.A29</svg:desc>
                </draw:g>
              </table:table-cell>
              <table:table-cell office:value-type="float" office:value="-0.04">
                <text:p>-0.04</text:p>
                <draw:g>
                  <svg:desc>'ВАХ фотоэлемента. Постоянная Планка'.G3:'ВАХ фотоэлемента. Постоянная Планка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035">
                <text:p>-0.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" chart:reverse-direction="false" text:line-break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scatter" chart:style-name="ch1">
        <chart:title svg:x="0.916cm" svg:y="-0.053cm" chart:style-name="ch2">
          <text:p>λ = 401 (нм)</text:p>
        </chart:title>
        <chart:plot-area chart:style-name="ch3" table:cell-range-address="'ВАХ фотоэлемента. Постоянная Планка'.A3:'ВАХ фотоэлемента. Постоянная Планка'.A29 'ВАХ фотоэлемента. Постоянная Планка'.H3:'ВАХ фотоэлемента. Постоянная Планка'.H19" svg:x="0.582cm" svg:y="0.366cm" svg:width="7.15cm" svg:height="5.445cm">
          <chartooo:coordinate-region svg:x="0.966cm" svg:y="0.578cm" svg:width="6.082cm" svg:height="5.021cm"/>
          <chart:axis chart:dimension="x" chart:name="primary-x" chart:style-name="ch4">
            <chart:title svg:x="0.119cm" svg:y="3.764cm" chart:style-name="ch5">
              <text:p>U, B</text:p>
            </chart:title>
            <chart:grid chart:style-name="ch6" chart:class="major"/>
          </chart:axis>
          <chart:axis chart:dimension="y" chart:name="primary-y" chart:style-name="ch7">
            <chart:title svg:x="7.043cm" svg:y="-0.028cm" chart:style-name="ch5">
              <text:p>I, мкА</text:p>
            </chart:title>
            <chart:grid chart:style-name="ch6" chart:class="major"/>
          </chart:axis>
          <chart:series chart:style-name="ch8" chart:values-cell-range-address="'ВАХ фотоэлемента. Постоянная Планка'.H3:'ВАХ фотоэлемента. Постоянная Планка'.H19" chart:class="chart:scatter">
            <chart:domain table:cell-range-address="'ВАХ фотоэлемента. Постоянная Планка'.A3:'ВАХ фотоэлемента. Постоянная Планка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  <draw:g>
                  <svg:desc>'ВАХ фотоэлемента. Постоянная Планка'.A3:'ВАХ фотоэлемента. Постоянная Планка'.A29</svg:desc>
                </draw:g>
              </table:table-cell>
              <table:table-cell office:value-type="float" office:value="-0.04">
                <text:p>-0.04</text:p>
                <draw:g>
                  <svg:desc>'ВАХ фотоэлемента. Постоянная Планка'.H3:'ВАХ фотоэлемента. Постоянная Планка'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" chart:reverse-direction="false" text:line-break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scatter" chart:style-name="ch1">
        <chart:title svg:x="0.916cm" svg:y="-0.055cm" chart:style-name="ch2">
          <text:p>λ = 469 (нм)</text:p>
        </chart:title>
        <chart:plot-area chart:style-name="ch3" table:cell-range-address="'ВАХ фотоэлемента. Постоянная Планка'.A3:'ВАХ фотоэлемента. Постоянная Планка'.A29 'ВАХ фотоэлемента. Постоянная Планка'.E3:'ВАХ фотоэлемента. Постоянная Планка'.E19" svg:x="0.582cm" svg:y="0.366cm" svg:width="7.15cm" svg:height="5.445cm">
          <chartooo:coordinate-region svg:x="0.966cm" svg:y="0.578cm" svg:width="6.082cm" svg:height="5.021cm"/>
          <chart:axis chart:dimension="x" chart:name="primary-x" chart:style-name="ch4">
            <chart:title svg:x="0.119cm" svg:y="3.762cm" chart:style-name="ch5">
              <text:p>U, B</text:p>
            </chart:title>
            <chart:grid chart:style-name="ch6" chart:class="major"/>
          </chart:axis>
          <chart:axis chart:dimension="y" chart:name="primary-y" chart:style-name="ch7">
            <chart:title svg:x="7.041cm" svg:y="-0.031cm" chart:style-name="ch5">
              <text:p>I, мкА</text:p>
            </chart:title>
            <chart:grid chart:style-name="ch6" chart:class="major"/>
          </chart:axis>
          <chart:series chart:style-name="ch8" chart:values-cell-range-address="'ВАХ фотоэлемента. Постоянная Планка'.E3:'ВАХ фотоэлемента. Постоянная Планка'.E19" chart:class="chart:scatter">
            <chart:domain table:cell-range-address="'ВАХ фотоэлемента. Постоянная Планка'.A3:'ВАХ фотоэлемента. Постоянная Планка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  <draw:g>
                  <svg:desc>'ВАХ фотоэлемента. Постоянная Планка'.A3:'ВАХ фотоэлемента. Постоянная Планка'.A29</svg:desc>
                </draw:g>
              </table:table-cell>
              <table:table-cell office:value-type="float" office:value="-0.84">
                <text:p>-0.84</text:p>
                <draw:g>
                  <svg:desc>'ВАХ фотоэлемента. Постоянная Планка'.E3:'ВАХ фотоэлемента. Постоянная Планка'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9.001cm" xlink:href=".." xlink:type="simple" chart:class="chart:scatter" chart:style-name="ch1">
        <chart:title svg:x="4.179cm" svg:y="0.113cm" chart:style-name="ch2">
          <text:p>λ = 561 (нм)</text:p>
        </chart:title>
        <chart:plot-area chart:style-name="ch3" table:cell-range-address="'ВАХ фотоэлемента. Постоянная Планка'.A3:'ВАХ фотоэлемента. Постоянная Планка'.A29 'ВАХ фотоэлемента. Постоянная Планка'.C3:'ВАХ фотоэлемента. Постоянная Планка'.C29" svg:x="-0.029cm" svg:y="0.64cm" svg:width="9.572cm" svg:height="7.474cm">
          <chartooo:coordinate-region svg:x="0.355cm" svg:y="0.853cm" svg:width="8.856cm" svg:height="7.049cm"/>
          <chart:axis chart:dimension="x" chart:name="primary-x" chart:style-name="ch4">
            <chart:title svg:x="9.327cm" svg:y="7.275cm" chart:style-name="ch5">
              <text:p>U, B</text:p>
            </chart:title>
            <chart:grid chart:style-name="ch6" chart:class="major"/>
          </chart:axis>
          <chart:axis chart:dimension="y" chart:name="primary-y" chart:style-name="ch7">
            <chart:title svg:x="2.24cm" svg:y="0.27cm" chart:style-name="ch5">
              <text:p>I, мкА</text:p>
            </chart:title>
            <chart:grid chart:style-name="ch6" chart:class="major"/>
          </chart:axis>
          <chart:series chart:style-name="ch8" chart:values-cell-range-address="'ВАХ фотоэлемента. Постоянная Планка'.C3:'ВАХ фотоэлемента. Постоянная Планка'.C29" chart:class="chart:scatter">
            <chart:domain table:cell-range-address="'ВАХ фотоэлемента. Постоянная Планка'.A3:'ВАХ фотоэлемента. Постоянная Планка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  <draw:g>
                  <svg:desc>'ВАХ фотоэлемента. Постоянная Планка'.A3:'ВАХ фотоэлемента. Постоянная Планка'.A29</svg:desc>
                </draw:g>
              </table:table-cell>
              <table:table-cell office:value-type="float" office:value="-0.032">
                <text:p>-0.032</text:p>
                <draw:g>
                  <svg:desc>'ВАХ фотоэлемента. Постоянная Планка'.C3:'ВАХ фотоэлемента. Постоянная Планка'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-0.021">
                <text:p>-0.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" chart:reverse-direction="false" text:line-break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scatter" chart:style-name="ch1">
        <chart:title svg:x="0.916cm" svg:y="-0.056cm" chart:style-name="ch2">
          <text:p>λ = 593 (нм)</text:p>
        </chart:title>
        <chart:plot-area chart:style-name="ch3" table:cell-range-address="'ВАХ фотоэлемента. Постоянная Планка'.A3:'ВАХ фотоэлемента. Постоянная Планка'.A29 'ВАХ фотоэлемента. Постоянная Планка'.D3:'ВАХ фотоэлемента. Постоянная Планка'.D19" svg:x="0.582cm" svg:y="0.366cm" svg:width="7.044cm" svg:height="5.445cm">
          <chartooo:coordinate-region svg:x="0.966cm" svg:y="0.578cm" svg:width="6.082cm" svg:height="5.021cm"/>
          <chart:axis chart:dimension="x" chart:name="primary-x" chart:style-name="ch4">
            <chart:title svg:x="0.119cm" svg:y="3.761cm" chart:style-name="ch5">
              <text:p>U, B</text:p>
            </chart:title>
            <chart:grid chart:style-name="ch6" chart:class="major"/>
          </chart:axis>
          <chart:axis chart:dimension="y" chart:name="primary-y" chart:style-name="ch7">
            <chart:title svg:x="7.04cm" svg:y="-0.032cm" chart:style-name="ch5">
              <text:p>I, мкА</text:p>
            </chart:title>
            <chart:grid chart:style-name="ch6" chart:class="major"/>
          </chart:axis>
          <chart:series chart:style-name="ch8" chart:values-cell-range-address="'ВАХ фотоэлемента. Постоянная Планка'.D3:'ВАХ фотоэлемента. Постоянная Планка'.D19" chart:class="chart:scatter">
            <chart:domain table:cell-range-address="'ВАХ фотоэлемента. Постоянная Планка'.A3:'ВАХ фотоэлемента. Постоянная Планка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  <draw:g>
                  <svg:desc>'ВАХ фотоэлемента. Постоянная Планка'.A3:'ВАХ фотоэлемента. Постоянная Планка'.A29</svg:desc>
                </draw:g>
              </table:table-cell>
              <table:table-cell office:value-type="float" office:value="-15">
                <text:p>-15</text:p>
                <draw:g>
                  <svg:desc>'ВАХ фотоэлемента. Постоянная Планка'.D3:'ВАХ фотоэлемента. Постоянная Планка'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9.001cm" xlink:href=".." xlink:type="simple" chart:class="chart:scatter" chart:style-name="ch1">
        <chart:title svg:x="4.179cm" svg:y="0.116cm" chart:style-name="ch2">
          <text:p>λ = 469 (нм)</text:p>
        </chart:title>
        <chart:plot-area chart:style-name="ch3" table:cell-range-address="'ВАХ фотоэлемента. Постоянная Планка'.A20:'ВАХ фотоэлемента. Постоянная Планка'.A29 'ВАХ фотоэлемента. Постоянная Планка'.E20:'ВАХ фотоэлемента. Постоянная Планка'.E29" svg:x="0.203cm" svg:y="0.642cm" svg:width="9.248cm" svg:height="7.933cm">
          <chartooo:coordinate-region svg:x="0.639cm" svg:y="0.854cm" svg:width="8.572cm" svg:height="7.048cm"/>
          <chart:axis chart:dimension="x" chart:name="primary-x" chart:style-name="ch4">
            <chart:title svg:x="9.327cm" svg:y="7.277cm" chart:style-name="ch5">
              <text:p>U, B</text:p>
            </chart:title>
            <chart:grid chart:style-name="ch6" chart:class="major"/>
          </chart:axis>
          <chart:axis chart:dimension="y" chart:name="primary-y" chart:style-name="ch7">
            <chart:title svg:x="2.24cm" svg:y="0.273cm" chart:style-name="ch5">
              <text:p>I, мкА</text:p>
            </chart:title>
            <chart:grid chart:style-name="ch6" chart:class="major"/>
          </chart:axis>
          <chart:series chart:style-name="ch8" chart:values-cell-range-address="'ВАХ фотоэлемента. Постоянная Планка'.E20:'ВАХ фотоэлемента. Постоянная Планка'.E29" chart:class="chart:scatter">
            <chart:domain table:cell-range-address="'ВАХ фотоэлемента. Постоянная Планка'.A20:'ВАХ фотоэлемента. Постоянная Планка'.A29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'ВАХ фотоэлемента. Постоянная Планка'.A20:'ВАХ фотоэлемента. Постоянная Планка'.A29</svg:desc>
                </draw:g>
              </table:table-cell>
              <table:table-cell office:value-type="float" office:value="2.2">
                <text:p>2.2</text:p>
                <draw:g>
                  <svg:desc>'ВАХ фотоэлемента. Постоянная Планка'.E20:'ВАХ фотоэлемента. Постоянная Планка'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">
                <text:p>2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">
                <text:p>2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.8">
                <text:p>5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" chart:reverse-direction="false" text:line-break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scatter" chart:style-name="ch1">
        <chart:title svg:x="0.916cm" svg:y="-0.057cm" chart:style-name="ch2">
          <text:p>λ = 461 (нм)</text:p>
        </chart:title>
        <chart:plot-area chart:style-name="ch3" table:cell-range-address="'ВАХ фотоэлемента. Постоянная Планка'.A3:'ВАХ фотоэлемента. Постоянная Планка'.A29 'ВАХ фотоэлемента. Постоянная Планка'.F3:'ВАХ фотоэлемента. Постоянная Планка'.F29" svg:x="0.582cm" svg:y="0.366cm" svg:width="7.15cm" svg:height="5.445cm">
          <chartooo:coordinate-region svg:x="0.966cm" svg:y="0.578cm" svg:width="6.082cm" svg:height="5.021cm"/>
          <chart:axis chart:dimension="x" chart:name="primary-x" chart:style-name="ch4">
            <chart:title svg:x="0.119cm" svg:y="3.76cm" chart:style-name="ch5">
              <text:p>U, B</text:p>
            </chart:title>
            <chart:grid chart:style-name="ch6" chart:class="major"/>
          </chart:axis>
          <chart:axis chart:dimension="y" chart:name="primary-y" chart:style-name="ch7">
            <chart:title svg:x="7.039cm" svg:y="-0.033cm" chart:style-name="ch5">
              <text:p>I, мкА</text:p>
            </chart:title>
            <chart:grid chart:style-name="ch6" chart:class="major"/>
          </chart:axis>
          <chart:series chart:style-name="ch8" chart:values-cell-range-address="'ВАХ фотоэлемента. Постоянная Планка'.F3:'ВАХ фотоэлемента. Постоянная Планка'.F29" chart:class="chart:scatter">
            <chart:domain table:cell-range-address="'ВАХ фотоэлемента. Постоянная Планка'.A3:'ВАХ фотоэлемента. Постоянная Планка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  <draw:g>
                  <svg:desc>'ВАХ фотоэлемента. Постоянная Планка'.A3:'ВАХ фотоэлемента. Постоянная Планка'.A29</svg:desc>
                </draw:g>
              </table:table-cell>
              <table:table-cell office:value-type="float" office:value="-0.11">
                <text:p>-0.11</text:p>
                <draw:g>
                  <svg:desc>'ВАХ фотоэлемента. Постоянная Планка'.F3:'ВАХ фотоэлемента. Постоянная Планка'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" chart:reverse-direction="false" text:line-break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scatter" chart:style-name="ch1">
        <chart:title svg:x="0.916cm" svg:y="-0.055cm" chart:style-name="ch2">
          <text:p>λ = 525 (нм)</text:p>
        </chart:title>
        <chart:plot-area chart:style-name="ch3" table:cell-range-address="'ВАХ фотоэлемента. Постоянная Планка'.A3:'ВАХ фотоэлемента. Постоянная Планка'.A29 'ВАХ фотоэлемента. Постоянная Планка'.G3:'ВАХ фотоэлемента. Постоянная Планка'.G19" svg:x="0.582cm" svg:y="0.366cm" svg:width="7.335cm" svg:height="5.445cm">
          <chartooo:coordinate-region svg:x="0.966cm" svg:y="0.578cm" svg:width="6.082cm" svg:height="5.021cm"/>
          <chart:axis chart:dimension="x" chart:name="primary-x" chart:style-name="ch4">
            <chart:title svg:x="0.119cm" svg:y="3.762cm" chart:style-name="ch5">
              <text:p>U, B</text:p>
            </chart:title>
            <chart:grid chart:style-name="ch6" chart:class="major"/>
          </chart:axis>
          <chart:axis chart:dimension="y" chart:name="primary-y" chart:style-name="ch7">
            <chart:title svg:x="7.041cm" svg:y="-0.031cm" chart:style-name="ch5">
              <text:p>I, мкА</text:p>
            </chart:title>
            <chart:grid chart:style-name="ch6" chart:class="major"/>
          </chart:axis>
          <chart:series chart:style-name="ch8" chart:values-cell-range-address="'ВАХ фотоэлемента. Постоянная Планка'.G3:'ВАХ фотоэлемента. Постоянная Планка'.G19" chart:class="chart:scatter">
            <chart:domain table:cell-range-address="'ВАХ фотоэлемента. Постоянная Планка'.A3:'ВАХ фотоэлемента. Постоянная Планка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  <draw:g>
                  <svg:desc>'ВАХ фотоэлемента. Постоянная Планка'.A3:'ВАХ фотоэлемента. Постоянная Планка'.A29</svg:desc>
                </draw:g>
              </table:table-cell>
              <table:table-cell office:value-type="float" office:value="-0.04">
                <text:p>-0.04</text:p>
                <draw:g>
                  <svg:desc>'ВАХ фотоэлемента. Постоянная Планка'.G3:'ВАХ фотоэлемента. Постоянная Планка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-0.035">
                <text:p>-0.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" chart:reverse-direction="false" text:line-break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 chart:axis-label-position="near-axis-other-sid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001cm" xlink:href=".." xlink:type="simple" chart:class="chart:scatter" chart:style-name="ch1">
        <chart:title svg:x="0.916cm" svg:y="-0.054cm" chart:style-name="ch2">
          <text:p>λ = 401 (нм)</text:p>
        </chart:title>
        <chart:plot-area chart:style-name="ch3" table:cell-range-address="'ВАХ фотоэлемента. Постоянная Планка'.A3:'ВАХ фотоэлемента. Постоянная Планка'.A29 'ВАХ фотоэлемента. Постоянная Планка'.H3:'ВАХ фотоэлемента. Постоянная Планка'.H19" svg:x="0.582cm" svg:y="0.366cm" svg:width="7.15cm" svg:height="5.445cm">
          <chartooo:coordinate-region svg:x="0.966cm" svg:y="0.578cm" svg:width="6.082cm" svg:height="5.021cm"/>
          <chart:axis chart:dimension="x" chart:name="primary-x" chart:style-name="ch4">
            <chart:title svg:x="0.119cm" svg:y="3.763cm" chart:style-name="ch5">
              <text:p>U, B</text:p>
            </chart:title>
            <chart:grid chart:style-name="ch6" chart:class="major"/>
          </chart:axis>
          <chart:axis chart:dimension="y" chart:name="primary-y" chart:style-name="ch7">
            <chart:title svg:x="7.042cm" svg:y="-0.029cm" chart:style-name="ch5">
              <text:p>I, мкА</text:p>
            </chart:title>
            <chart:grid chart:style-name="ch6" chart:class="major"/>
          </chart:axis>
          <chart:series chart:style-name="ch8" chart:values-cell-range-address="'ВАХ фотоэлемента. Постоянная Планка'.H3:'ВАХ фотоэлемента. Постоянная Планка'.H19" chart:class="chart:scatter">
            <chart:domain table:cell-range-address="'ВАХ фотоэлемента. Постоянная Планка'.A3:'ВАХ фотоэлемента. Постоянная Планка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">
                <text:p>-0.8</text:p>
                <draw:g>
                  <svg:desc>'ВАХ фотоэлемента. Постоянная Планка'.A3:'ВАХ фотоэлемента. Постоянная Планка'.A29</svg:desc>
                </draw:g>
              </table:table-cell>
              <table:table-cell office:value-type="float" office:value="-0.04">
                <text:p>-0.04</text:p>
                <draw:g>
                  <svg:desc>'ВАХ фотоэлемента. Постоянная Планка'.H3:'ВАХ фотоэлемента. Постоянная Планка'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5">
                <text:p>-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5">
                <text:p>-0.6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5">
                <text:p>-0.5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">
                <text:p>-0.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">
                <text:p>-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">
                <text:p>-0.3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5">
                <text:p>-0.1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">
                <text:p>-0.0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09">
      <style:chart-properties chart:display-label="true" chart:logarithmic="false" chart:minimum="0" chart:reverse-direction="false" text:line-break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scatter" chart:style-name="ch1">
        <chart:plot-area chart:style-name="ch2" table:cell-range-address="'Проверка закона Столетова'.B3:'Проверка закона Столетова'.C13" svg:x="0.027cm" svg:y="0.554cm" svg:width="9.691cm" svg:height="6.294cm">
          <chartooo:coordinate-region svg:x="0.543cm" svg:y="0.766cm" svg:width="8.657cm" svg:height="5.409cm"/>
          <chart:axis chart:dimension="x" chart:name="primary-x" chart:style-name="ch3">
            <chart:title svg:x="9.123cm" svg:y="5.617cm" chart:style-name="ch4">
              <text:p>1/R^2</text:p>
            </chart:title>
            <chart:grid chart:style-name="ch5" chart:class="major"/>
          </chart:axis>
          <chart:axis chart:dimension="y" chart:name="primary-y" chart:style-name="ch6">
            <chart:title svg:x="0.443cm" svg:y="0.092cm" chart:style-name="ch4">
              <text:p>I, мкА</text:p>
            </chart:title>
            <chart:grid chart:style-name="ch5" chart:class="major"/>
          </chart:axis>
          <chart:series chart:style-name="ch7" chart:values-cell-range-address="'Проверка закона Столетова'.C3:'Проверка закона Столетова'.C13" chart:class="chart:scatter">
            <chart:domain table:cell-range-address="'Проверка закона Столетова'.B3:'Проверка закона Столетова'.B13"/>
            <chart:regression-curve chart:style-name="ch8">
              <chart:equation svg:x="1.345cm" svg:y="0.932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7008310249307">
                <text:p>0.00277008310249307</text:p>
                <draw:g>
                  <svg:desc>'Проверка закона Столетова'.B3:'Проверка закона Столетова'.B13</svg:desc>
                </draw:g>
              </table:table-cell>
              <table:table-cell office:value-type="float" office:value="6.3">
                <text:p>6.3</text:p>
                <draw:g>
                  <svg:desc>'Проверка закона Столетова'.C3:'Проверка закона Столетова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89035916824197">
                <text:p>0.0018903591682419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">
                <text:p>0.001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2">
      <number:scientific-number number:decimal-places="1" number:min-integer-digits="1" number:min-exponent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12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2.001cm" svg:height="8.001cm" xlink:href=".." xlink:type="simple" chart:class="chart:scatter" chart:style-name="ch1">
        <chart:plot-area chart:style-name="ch2" table:cell-range-address="'Проверка закона Столетова'.E3:'Проверка закона Столетова'.F13" svg:x="0.155cm" svg:y="0.519cm" svg:width="11.325cm" svg:height="7.232cm">
          <chartooo:coordinate-region svg:x="0.776cm" svg:y="0.731cm" svg:width="10.201cm" svg:height="6.347cm"/>
          <chart:axis chart:dimension="x" chart:name="primary-x" chart:style-name="ch3">
            <chart:title svg:x="11.062cm" svg:y="6.549cm" chart:style-name="ch4">
              <text:p>1/R^2</text:p>
            </chart:title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Проверка закона Столетова'.F3:'Проверка закона Столетова'.F13" chart:class="chart:scatter">
            <chart:domain table:cell-range-address="'Проверка закона Столетова'.E3:'Проверка закона Столетова'.E13"/>
            <chart:regression-curve chart:style-name="ch8">
              <chart:equation/>
            </chart:regression-curve>
            <chart:data-point chart:repeated="11"/>
          </chart:series>
          <chart:wall chart:style-name="ch9"/>
          <chart:floor chart:style-name="ch10"/>
        </chart:plot-area>
        <draw:frame draw:style-name="gr1" draw:text-style-name="P1" svg:width="0.937cm" svg:height="0.589cm" svg:x="0.776cm" svg:y="0cm">
          <draw:image xlink:href="Pictures/20000015000003A90000024D491DCC1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37174211248285">
                <text:p>0.00137174211248285</text:p>
                <draw:g>
                  <svg:desc>'Проверка закона Столетова'.E3:'Проверка закона Столетова'.E13</svg:desc>
                </draw:g>
              </table:table-cell>
              <table:table-cell office:value-type="float" office:value="50">
                <text:p>50</text:p>
                <draw:g>
                  <svg:desc>'Проверка закона Столетова'.F3:'Проверка закона Столетова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8906064209275">
                <text:p>0.001189060642092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18273645546373">
                <text:p>0.0009182736455463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16326530612245">
                <text:p>0.000816326530612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730460189919649">
                <text:p>0.0007304601899196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57462195923734">
                <text:p>0.0006574621959237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94883997620464">
                <text:p>0.0005948839976204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40832882639265">
                <text:p>0.000540832882639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93827160493827">
                <text:p>0.0004938271604938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52693526482571">
                <text:p>0.000452693526482571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